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a11a" officeooo:paragraph-rsid="0000a1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c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15:16:55.200683598</meta:creation-date>
    <dc:date>2023-09-08T15:19:56.624416790</dc:date>
    <meta:editing-duration>PT3M2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7.3.5.2$Linux_X86_64 LibreOffice_project/30$Build-2</meta:generator>
  </office:meta>
</office:document-meta>
</file>